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rnes 5 de Marzo, 2004</text:p>
      <text:p text:style-name="P3"><text:span text:style-name="T2">Bye</text:span><text:span text:style-name="T2">, Veve</text:span></text:p>
      <text:p text:style-name="P2"/>
      <text:p text:style-name="Standard">Este no era un día para vivirlo,</text:p>
      <text:p text:style-name="Standard">pensar en que te vas me ha hundido.</text:p>
      <text:p text:style-name="Standard">Se que esto no puedo ya impedirlo,</text:p>
      <text:p text:style-name="Standard">todo ha vuelto a cambiar una vez más…</text:p>
      <text:p text:style-name="Standard"/>
      <text:p text:style-name="Standard">Llevarás contigo mi corazón,</text:p>
      <text:p text:style-name="Standard">y yo me quedaré con esta flor…</text:p>
      <text:p text:style-name="Standard">Si la luna sale le pediré,</text:p>
      <text:p text:style-name="Standard">que te diga que te extrañaré…</text:p>
      <text:p text:style-name="Standard"/>
      <text:p text:style-name="Standard">Me acostumbré a tenerte cerca,</text:p>
      <text:p text:style-name="Standard">y ahora no sé ni como continuar…</text:p>
      <text:p text:style-name="Standard">Y, aunque a tu sonrisa ya no la tenga</text:p>
      <text:p text:style-name="Standard">la llevaré conmigo hasta el final…</text:p>
      <text:p text:style-name="Standard"/>
      <text:p text:style-name="Standard">Llevarás contigo mi corazón,</text:p>
      <text:p text:style-name="Standard">y yo me quedaré con esta flor…</text:p>
      <text:p text:style-name="Standard">Si la luna sale le pediré,</text:p>
      <text:p text:style-name="Standard">que te diga que te extrañaré…</text:p>
      <text:p text:style-name="Standard"/>
      <text:p text:style-name="Standard">Llévame contigo por favor,</text:p>
      <text:p text:style-name="Standard">no soportaré estar sin tu amor…</text:p>
      <text:p text:style-name="Standard">Si la luna sale le pediré,</text:p>
      <text:p text:style-name="Standard">que sea tuya y siempre te amaré…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s" fo:country="MX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Renich Bon Ciric</meta:initial-creator>
    <meta:creation-date>2008-06-25T20:59:43</meta:creation-date>
    <dc:creator>Renich Bon Ciric</dc:creator>
    <dc:date>2013-01-21T03:37:27</dc:date>
    <meta:editing-cycles>3</meta:editing-cycles>
    <meta:editing-duration>PT27S</meta:editing-duration>
    <meta:document-statistic meta:table-count="0" meta:image-count="0" meta:object-count="0" meta:page-count="1" meta:paragraph-count="22" meta:word-count="133" meta:character-count="645" meta:non-whitespace-character-count="534"/>
    <meta:user-defined meta:name="Info 1"/>
    <meta:user-defined meta:name="Info 2"/>
    <meta:user-defined meta:name="Info 3"/>
    <meta:user-defined meta:name="Info 4"/>
  </office:meta>
</office:document-meta>
</file>